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814cm" fo:min-width="3.81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4.064cm" svg:x="8.998cm" svg:y="4.518cm">
          <text:p text:style-name="P1"><text:span text:style-name="T1">Gue</text:span><text:span text:style-name="T1">st </text:span></text:p>
          <text:p text:style-name="P1"><text:span text:style-name="T1">Pag</text:span><text:span text:style-name="T1">e</text:span></text:p>
          <text:p text:style-name="P1"><text:span text:style-name="T1">Tabl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4.064cm" svg:x="20.936cm" svg:y="4.518cm">
          <text:p text:style-name="P1"><text:span text:style-name="T1">Host </text:span></text:p>
          <text:p text:style-name="P1"><text:span text:style-name="T1">Page </text:span></text:p>
          <text:p text:style-name="P1"><text:span text:style-name="T1">Tabl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94cm" svg:y1="7.566cm" svg:x2="8.998cm" svg:y2="7.566cm">
          <text:p/>
        </draw:line>
        <draw:line draw:style-name="gr2" draw:text-style-name="P3" draw:layer="layout" svg:x1="13.394cm" svg:y1="7.566cm" svg:x2="20.936cm" svg:y2="7.566cm">
          <text:p/>
        </draw:line>
        <draw:line draw:style-name="gr2" draw:text-style-name="P3" draw:layer="layout" svg:x1="25.294cm" svg:y1="7.566cm" svg:x2="31.498cm" svg:y2="7.566cm">
          <text:p/>
        </draw:line>
        <draw:frame draw:style-name="gr3" draw:text-style-name="P4" draw:layer="layout" svg:width="6.619cm" svg:height="0.962cm" svg:x="2.379cm" svg:y="6.296cm">
          <draw:text-box>
            <text:p>Guest Virtual Address</text:p>
          </draw:text-box>
        </draw:frame>
        <draw:frame draw:style-name="gr3" draw:text-style-name="P4" draw:layer="layout" svg:width="6.805cm" svg:height="0.962cm" svg:x="25.38cm" svg:y="6.296cm">
          <draw:text-box>
            <text:p>Host Physical Address</text:p>
          </draw:text-box>
        </draw:frame>
        <draw:frame draw:style-name="gr3" draw:text-style-name="P4" draw:layer="layout" svg:width="7.195cm" svg:height="0.962cm" svg:x="13.281cm" svg:y="6.296cm">
          <draw:text-box>
            <text:p>Guest Physical Address</text:p>
          </draw:text-box>
        </draw:frame>
        <draw:line draw:style-name="gr4" draw:text-style-name="P3" draw:layer="layout" svg:x1="5.334cm" svg:y1="2.994cm" svg:x2="5.334cm" svg:y2="5.026cm">
          <text:p/>
        </draw:line>
        <draw:line draw:style-name="gr2" draw:text-style-name="P3" draw:layer="layout" svg:x1="5.334cm" svg:y1="5.026cm" svg:x2="8.998cm" svg:y2="5.026cm">
          <text:p/>
        </draw:line>
        <draw:line draw:style-name="gr4" draw:text-style-name="P3" draw:layer="layout" svg:x1="17.334cm" svg:y1="2.969cm" svg:x2="17.334cm" svg:y2="5.001cm">
          <text:p/>
        </draw:line>
        <draw:line draw:style-name="gr2" draw:text-style-name="P3" draw:layer="layout" svg:x1="17.334cm" svg:y1="5.001cm" svg:x2="20.998cm" svg:y2="5.001cm">
          <text:p/>
        </draw:line>
        <draw:frame draw:style-name="gr3" draw:text-style-name="P4" draw:layer="layout" svg:width="6.175cm" svg:height="0.962cm" svg:x="4.064cm" svg:y="1.978cm">
          <draw:text-box>
            <text:p>Guest CR3 Register</text:p>
          </draw:text-box>
        </draw:frame>
        <draw:frame draw:style-name="gr3" draw:text-style-name="P4" draw:layer="layout" svg:width="6.166cm" svg:height="0.962cm" svg:x="15.165cm" svg:y="1.978cm">
          <draw:text-box>
            <text:p>Host EPTP Register</text:p>
          </draw:text-box>
        </draw:frame>
        <draw:line draw:style-name="gr5" draw:text-style-name="P3" draw:layer="layout" svg:x1="14.097cm" svg:y1="0.688cm" svg:x2="14.097cm" svg:y2="9.578cm">
          <text:p/>
        </draw:line>
        <draw:frame draw:style-name="gr3" draw:text-style-name="P5" draw:layer="layout" svg:width="4.972cm" svg:height="0.962cm" svg:x="8.251cm" svg:y="0.508cm">
          <draw:text-box>
            <text:p><text:span text:style-name="T2">Non-Root Mode</text:span></text:p>
          </draw:text-box>
        </draw:frame>
        <draw:frame draw:style-name="gr3" draw:text-style-name="P5" draw:layer="layout" svg:width="3.601cm" svg:height="0.962cm" svg:x="15.052cm" svg:y="0.508cm">
          <draw:text-box>
            <text:p><text:span text:style-name="T2">Root Mod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7cm" svg:x="1cm" svg:y="4.987cm"/>
      <draw:page-thumbnail draw:layer="backgroundobjects" svg:width="8.999cm" svg:height="2.57cm" svg:x="1cm" svg:y="13.563cm"/>
      <draw:page-thumbnail draw:layer="backgroundobjects" svg:width="8.999cm" svg:height="2.57cm" svg:x="1cm" svg:y="22.139cm"/>
      <draw:page-thumbnail draw:layer="backgroundobjects" svg:width="8.999cm" svg:height="2.57cm" svg:x="11cm" svg:y="4.987cm"/>
      <draw:page-thumbnail draw:layer="backgroundobjects" svg:width="8.999cm" svg:height="2.57cm" svg:x="11cm" svg:y="13.563cm"/>
      <draw:page-thumbnail draw:layer="backgroundobjects" svg:width="8.999cm" svg:height="2.57cm" svg:x="11cm" svg:y="22.139cm"/>
    </style:handout-master>
    <style:master-page style:name="Default" style:page-layout-name="PM1" draw:style-name="Mdp1">
      <draw:frame presentation:style-name="Default-title" draw:layer="backgroundobjects" svg:width="32.003cm" svg:height="1.697cm" svg:x="1.778cm" svg:y="0.404cm" presentation:class="title" presentation:placeholder="true">
        <draw:text-box/>
      </draw:frame>
      <draw:frame presentation:style-name="Default-outline1" draw:layer="backgroundobjects" svg:width="32.003cm" svg:height="5.893cm" svg:x="1.778cm" svg:y="2.376cm" presentation:class="outline" presentation:placeholder="true">
        <draw:text-box/>
      </draw:frame>
      <draw:frame presentation:style-name="Mpr1" draw:text-style-name="MP2" draw:layer="backgroundobjects" svg:width="8.285cm" svg:height="0.701cm" svg:x="1.778cm" svg:y="9.2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701cm" svg:x="12.16cm" svg:y="9.2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701cm" svg:x="25.495cm" svg:y="9.2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01T10:20:50.838068555</dc:date>
    <meta:editing-duration>PT3H32M26S</meta:editing-duration>
    <meta:editing-cycles>153</meta:editing-cycles>
    <meta:generator>LibreOffice/5.1.4.2$Linux_X86_64 LibreOffice_project/10m0$Build-2</meta:generator>
    <meta:document-statistic meta:object-count="40"/>
  </office:meta>
</office:document-meta>
</file>